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337FFA9BA75231660AB.png" manifest:media-type="image/png"/>
  <manifest:file-entry manifest:full-path="Pictures/10000001000004B00000033723C9F4332A126C3C.png" manifest:media-type="image/png"/>
  <manifest:file-entry manifest:full-path="Pictures/10000001000004B000000337C64774C1D5762459.png" manifest:media-type="image/png"/>
  <manifest:file-entry manifest:full-path="Pictures/10000001000004B0000003374BA237304EBCBFF6.png" manifest:media-type="image/png"/>
  <manifest:file-entry manifest:full-path="Pictures/10000000000000580000001F6DB2A48097021B8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4.217cm"/>
      <style:paragraph-properties style:writing-mode="lr-tb"/>
    </style:style>
    <style:style style:name="pr5" style:family="presentation" style:parent-style-name="Standard_20_1-outline1">
      <style:graphic-properties fo:min-height="5.55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4.217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3-title">
      <style:graphic-properties draw:auto-grow-height="true" fo:min-height="4.217cm"/>
      <style:paragraph-properties style:writing-mode="lr-tb"/>
    </style:style>
    <style:style style:name="pr11" style:family="presentation" style:parent-style-name="Standard_20_3-outline1">
      <style:graphic-properties fo:min-height="11.929cm"/>
      <style:paragraph-properties style:writing-mode="lr-tb"/>
    </style:style>
    <style:style style:name="pr12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 style:writing-mode="lr-tb"/>
      <style:text-properties fo:font-size="36pt" fo:language="en" fo:country="US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18.899cm" svg:height="4.675cm" svg:x="1.05cm" svg:y="11.732cm" presentation:class="title" presentation:user-transformed="true">
          <draw:text-box>
            <text:p>Jade CRPG</text:p>
          </draw:text-box>
        </draw:frame>
        <draw:frame presentation:style-name="pr2" draw:text-style-name="P1" draw:layer="layout" svg:width="18.479cm" svg:height="9.6cm" svg:x="1.05cm" svg:y="17.6cm" presentation:class="outline" presentation:user-transformed="true">
          <draw:text-box>
            <text:list text:style-name="L2">
              <text:list-item>
                <text:p>(maybe a different theme for rules, eh?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34">
        <office:forms form:automatic-focus="false" form:apply-design-mode="false"/>
        <draw:frame presentation:style-name="pr4" draw:text-style-name="P1" draw:layer="layout" svg:width="16.05cm" svg:height="4.217cm" svg:x="1.05cm" svg:y="1.116cm" presentation:class="title">
          <draw:text-box>
            <text:p>Encounters</text:p>
          </draw:text-box>
        </draw:frame>
        <draw:frame presentation:style-name="pr5" draw:text-style-name="P1" draw:layer="layout" svg:width="18cm" svg:height="7.745cm" svg:x="1.27cm" svg:y="6.552cm" presentation:class="outline" presentation:user-transformed="true">
          <draw:text-box>
            <text:list text:style-name="L3">
              <text:list-header>
                <text:p>Passing an Encounter</text:p>
                <text:p><text:span text:style-name="T1">Combat: any single matched glyph is sufficient.</text:span></text:p>
                <text:p><text:span text:style-name="T1">Obstacle: ½ of the glyphs must be matched for “success”.</text:span></text:p>
                <text:p><text:span text:style-name="T1">Other: assumed passed no matter how many glyphs are matched.</text:span></text:p>
              </text:list-header>
            </text:list>
          </draw:text-box>
        </draw:frame>
        <draw:frame presentation:style-name="pr5" draw:text-style-name="P1" draw:layer="layout" svg:width="5.95cm" svg:height="7.745cm" svg:x="1.05cm" svg:y="15.034cm" presentation:class="outline" presentation:placeholder="true">
          <draw:text-box/>
        </draw:frame>
        <draw:frame presentation:style-name="pr5" draw:text-style-name="P1" draw:layer="layout" svg:width="5.95cm" svg:height="7.745cm" svg:x="7.299cm" svg:y="15.034cm" presentation:class="outline" presentation:placeholder="true">
          <draw:text-box/>
        </draw:frame>
        <draw:frame presentation:style-name="pr5" draw:text-style-name="P1" draw:layer="layout" svg:width="5.95cm" svg:height="7.745cm" svg:x="13.547cm" svg:y="15.03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16.05cm" svg:height="4.217cm" svg:x="1.05cm" svg:y="1.116cm" presentation:class="title" presentation:placeholder="true">
          <draw:text-box/>
        </draw:frame>
        <draw:frame presentation:style-name="pr8" draw:text-style-name="P1" draw:layer="layout" svg:width="18.479cm" svg:height="16.239cm" svg:x="1.05cm" svg:y="6.55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3T3">
        <office:forms form:automatic-focus="false" form:apply-design-mode="false"/>
        <draw:frame presentation:style-name="pr10" draw:text-style-name="P1" draw:layer="layout" svg:width="16.05cm" svg:height="4.217cm" svg:x="1.05cm" svg:y="1.116cm" presentation:class="title" presentation:placeholder="true">
          <draw:text-box/>
        </draw:frame>
        <draw:frame presentation:style-name="pr11" draw:text-style-name="P1" draw:layer="layout" svg:width="9.017cm" svg:height="16.239cm" svg:x="1.05cm" svg:y="6.552cm" presentation:class="outline" presentation:placeholder="true">
          <draw:text-box/>
        </draw:frame>
        <draw:frame presentation:style-name="pr11" draw:text-style-name="P1" draw:layer="layout" svg:width="9.017cm" svg:height="16.239cm" svg:x="10.519cm" svg:y="6.55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4T19">
        <office:forms form:automatic-focus="false" form:apply-design-mode="false"/>
        <draw:frame presentation:style-name="pr1" draw:text-style-name="P3" draw:layer="layout" svg:width="13.949cm" svg:height="4.675cm" svg:x="5.475cm" svg:y="11.732cm" presentation:class="title" presentation:user-transformed="true">
          <draw:text-box>
            <text:p><text:span text:style-name="T2">This work is licensed under</text:span><text:span text:style-name="T2"><text:line-break/></text:span><text:span text:style-name="T2">a Creative Commons Attribution-ShareAlike 3.0 Unported License.</text:span><text:span text:style-name="T2"><text:line-break/></text:span><text:span text:style-name="T2">It makes use of the works of</text:span><text:span text:style-name="T2"><text:line-break/></text:span><text:span text:style-name="T2">Kelly Loves Whales and Nick Merritt.</text:span></text:p>
          </draw:text-box>
        </draw:frame>
        <draw:frame draw:style-name="gr2" draw:text-style-name="P4" draw:layer="layout" svg:width="1.745cm" svg:height="1.092cm" svg:x="2.604cm" svg:y="13.6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664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2.5999984741211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29cm" fo:text-align="center" fo:text-indent="0cm"/>
      <style:text-properties fo:font-size="37.2999992370605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align="center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2cm" fo:text-align="center" fo:text-indent="0cm"/>
      <style:text-properties fo:font-size="26.6000003814697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align="center" fo:text-indent="0cm"/>
      <style:text-properties fo:font-size="26.6000003814697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align="center" fo:text-indent="0cm"/>
      <style:text-properties fo:font-size="26.6000003814697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align="center" fo:text-indent="0cm"/>
      <style:text-properties fo:font-size="26.6000003814697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6000003814697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6000003814697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58.5999984741211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2.5999984741211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532cm" fo:text-indent="0cm"/>
      <style:text-properties fo:font-size="37.2999992370605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65cm" fo:text-indent="0cm"/>
      <style:text-properties fo:font-size="26.6000003814697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32cm" fo:text-indent="0cm"/>
      <style:text-properties fo:font-size="26.6000003814697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32cm" fo:text-indent="0cm"/>
      <style:text-properties fo:font-size="26.6000003814697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32cm" fo:text-indent="0cm"/>
      <style:text-properties fo:font-size="26.6000003814697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32cm" fo:text-indent="0cm"/>
      <style:text-properties fo:font-size="26.6000003814697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32cm" fo:text-indent="0cm"/>
      <style:text-properties fo:font-size="26.6000003814697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58.5999984741211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2.5999984741211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532cm" fo:text-indent="0cm"/>
      <style:text-properties fo:color="#000000" loext:opacity="100%" fo:font-size="37.2999992370605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97cm" fo:text-indent="0cm"/>
      <style:text-properties fo:color="#000000" loext:opacity="100%" fo:font-size="32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65cm" fo:text-indent="0cm"/>
      <style:text-properties fo:color="#000000" loext:opacity="100%" fo:font-size="26.6000003814697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32cm" fo:text-indent="0cm"/>
      <style:text-properties fo:color="#000000" loext:opacity="100%" fo:font-size="26.6000003814697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32cm" fo:text-indent="0cm"/>
      <style:text-properties fo:color="#000000" loext:opacity="100%" fo:font-size="26.6000003814697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32cm" fo:text-indent="0cm"/>
      <style:text-properties fo:color="#000000" loext:opacity="100%" fo:font-size="26.6000003814697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32cm" fo:text-indent="0cm"/>
      <style:text-properties fo:font-size="26.6000003814697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32cm" fo:text-indent="0cm"/>
      <style:text-properties fo:font-size="26.6000003814697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58.5999984741211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2.5999984741211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532cm" fo:text-indent="0cm"/>
      <style:text-properties fo:font-size="37.2999992370605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65cm" fo:text-indent="0cm"/>
      <style:text-properties fo:font-size="26.6000003814697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32cm" fo:text-indent="0cm"/>
      <style:text-properties fo:font-size="26.6000003814697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32cm" fo:text-indent="0cm"/>
      <style:text-properties fo:font-size="26.6000003814697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32cm" fo:text-indent="0cm"/>
      <style:text-properties fo:font-size="26.6000003814697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32cm" fo:text-indent="0cm"/>
      <style:text-properties fo:font-size="26.6000003814697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32cm" fo:text-indent="0cm"/>
      <style:text-properties fo:font-size="26.6000003814697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58.5999984741211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Vintage" style:page-layout-name="PM1" draw:style-name="Mdp1">
      <draw:frame draw:style-name="Mgr3" draw:text-style-name="MP5" draw:layer="backgroundobjects" svg:width="21cm" svg:height="28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18.899cm" svg:height="4.675cm" svg:x="1.05cm" svg:y="11.732cm" presentation:class="title" presentation:placeholder="true">
        <draw:text-box/>
      </draw:frame>
      <draw:frame presentation:style-name="Vintage-outline1" draw:layer="backgroundobjects" svg:width="18.479cm" svg:height="7.467cm" svg:x="1.05cm" svg:y="17.6cm" presentation:class="outline" presentation:placeholder="true">
        <draw:text-box/>
      </draw:frame>
      <draw:frame presentation:style-name="Mpr1" draw:text-style-name="MP7" draw:layer="backgroundobjects" svg:width="4.892cm" svg:height="1.931cm" svg:x="1.048cm" svg:y="25.50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6.656cm" svg:height="1.931cm" svg:x="7.18cm" svg:y="25.508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4.892cm" svg:height="1.931cm" svg:x="15.054cm" svg:y="25.50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1cm" svg:height="28.005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16.05cm" svg:height="4.217cm" svg:x="1.05cm" svg:y="1.116cm" presentation:class="title" presentation:placeholder="true">
        <draw:text-box/>
      </draw:frame>
      <draw:frame presentation:style-name="Standard_20_1-outline1" draw:layer="backgroundobjects" svg:width="18.479cm" svg:height="16.239cm" svg:x="1.05cm" svg:y="6.552cm" presentation:class="outline" presentation:placeholder="true">
        <draw:text-box/>
      </draw:frame>
      <draw:frame presentation:style-name="Mpr4" draw:text-style-name="MP7" draw:layer="backgroundobjects" svg:width="4.892cm" svg:height="1.931cm" svg:x="1.05cm" svg:y="25.508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6.656cm" svg:height="1.931cm" svg:x="7.182cm" svg:y="25.508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4.892cm" svg:height="1.931cm" svg:x="15.055cm" svg:y="25.50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1cm" svg:height="28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16.05cm" svg:height="4.217cm" svg:x="1.05cm" svg:y="1.116cm" presentation:class="title" presentation:placeholder="true">
        <draw:text-box/>
      </draw:frame>
      <draw:frame presentation:style-name="Standard_20_2-outline1" draw:layer="backgroundobjects" svg:width="18.479cm" svg:height="16.239cm" svg:x="1.05cm" svg:y="6.552cm" presentation:class="outline" presentation:placeholder="true">
        <draw:text-box/>
      </draw:frame>
      <draw:frame presentation:style-name="Mpr7" draw:text-style-name="MP7" draw:layer="backgroundobjects" svg:width="4.892cm" svg:height="1.931cm" svg:x="1.05cm" svg:y="25.508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6.656cm" svg:height="1.931cm" svg:x="7.182cm" svg:y="25.508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4.892cm" svg:height="1.931cm" svg:x="15.055cm" svg:y="25.50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1cm" svg:height="28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16.05cm" svg:height="4.217cm" svg:x="1.05cm" svg:y="1.116cm" presentation:class="title" presentation:placeholder="true">
        <draw:text-box/>
      </draw:frame>
      <draw:frame presentation:style-name="Standard_20_3-outline1" draw:layer="backgroundobjects" svg:width="18.479cm" svg:height="16.239cm" svg:x="1.05cm" svg:y="6.552cm" presentation:class="outline" presentation:placeholder="true">
        <draw:text-box/>
      </draw:frame>
      <draw:frame presentation:style-name="Mpr10" draw:text-style-name="MP7" draw:layer="backgroundobjects" svg:width="4.892cm" svg:height="1.931cm" svg:x="1.05cm" svg:y="25.508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6.656cm" svg:height="1.931cm" svg:x="7.182cm" svg:y="25.508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4.892cm" svg:height="1.931cm" svg:x="15.055cm" svg:y="25.50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9T11:02:59.878000000</meta:creation-date>
    <meta:editing-duration>PT1H31M58S</meta:editing-duration>
    <meta:editing-cycles>2</meta:editing-cycles>
    <meta:generator>LibreOffice/7.3.3.2$Windows_X86_64 LibreOffice_project/d1d0ea68f081ee2800a922cac8f79445e4603348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3-06-13T23:31:57.061000000</dc:date>
    <meta:document-statistic meta:object-count="82"/>
  </office:meta>
</office:document-meta>
</file>